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-33%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visibility="collapse" table:default-cell-style-name="Default"/>
        <table:table-column table:style-name="co2" table:number-columns-repeated="14" table:default-cell-style-name="Default"/>
        <table:table-column table:style-name="co2" table:visibility="collapse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5">
          <table:table-cell table:number-columns-repeated="43"/>
        </table:table-row>
        <table:table-row table:style-name="ro2">
          <table:table-cell/>
          <table:table-cell office:value-type="string" calcext:value-type="string">
            <text:p>X<text:span text:style-name="T1">START-N</text:span></text:p>
          </table:table-cell>
          <table:table-cell office:value-type="string" calcext:value-type="string">
            <text:p>X<text:span text:style-name="T1">START-E</text:span></text:p>
          </table:table-cell>
          <table:table-cell office:value-type="string" calcext:value-type="string">
            <text:p>X<text:span text:style-name="T1">START-W</text:span></text:p>
          </table:table-cell>
          <table:table-cell office:value-type="string" calcext:value-type="string">
            <text:p>X<text:span text:style-name="T1">START-S</text:span></text:p>
          </table:table-cell>
          <table:table-cell office:value-type="string" calcext:value-type="string">
            <text:p>X<text:span text:style-name="T1">1N</text:span></text:p>
          </table:table-cell>
          <table:table-cell office:value-type="string" calcext:value-type="string">
            <text:p>X<text:span text:style-name="T1">1E</text:span></text:p>
          </table:table-cell>
          <table:table-cell office:value-type="string" calcext:value-type="string">
            <text:p>X<text:span text:style-name="T1">1W</text:span></text:p>
          </table:table-cell>
          <table:table-cell office:value-type="string" calcext:value-type="string">
            <text:p>X<text:span text:style-name="T1">1S</text:span></text:p>
          </table:table-cell>
          <table:table-cell office:value-type="string" calcext:value-type="string">
            <text:p>X<text:span text:style-name="T1">2N</text:span></text:p>
          </table:table-cell>
          <table:table-cell office:value-type="string" calcext:value-type="string">
            <text:p>X<text:span text:style-name="T1">2E</text:span></text:p>
          </table:table-cell>
          <table:table-cell office:value-type="string" calcext:value-type="string">
            <text:p>X<text:span text:style-name="T1">2W</text:span></text:p>
          </table:table-cell>
          <table:table-cell office:value-type="string" calcext:value-type="string">
            <text:p>X<text:span text:style-name="T1">2S</text:span></text:p>
          </table:table-cell>
          <table:table-cell office:value-type="string" calcext:value-type="string">
            <text:p>X<text:span text:style-name="T1">3N</text:span></text:p>
          </table:table-cell>
          <table:table-cell office:value-type="string" calcext:value-type="string">
            <text:p>X<text:span text:style-name="T1">3E</text:span></text:p>
          </table:table-cell>
          <table:table-cell/>
          <table:table-cell office:value-type="string" calcext:value-type="string">
            <text:p>X<text:span text:style-name="T1">3W</text:span></text:p>
          </table:table-cell>
          <table:table-cell office:value-type="string" calcext:value-type="string">
            <text:p>X<text:span text:style-name="T1">3S</text:span></text:p>
          </table:table-cell>
          <table:table-cell office:value-type="string" calcext:value-type="string">
            <text:p>X<text:span text:style-name="T1">4N</text:span></text:p>
          </table:table-cell>
          <table:table-cell office:value-type="string" calcext:value-type="string">
            <text:p>X<text:span text:style-name="T1">4E</text:span></text:p>
          </table:table-cell>
          <table:table-cell office:value-type="string" calcext:value-type="string">
            <text:p>X<text:span text:style-name="T1">4W</text:span></text:p>
          </table:table-cell>
          <table:table-cell office:value-type="string" calcext:value-type="string">
            <text:p>X<text:span text:style-name="T1">4S</text:span></text:p>
          </table:table-cell>
          <table:table-cell office:value-type="string" calcext:value-type="string">
            <text:p>X<text:span text:style-name="T1">5N</text:span></text:p>
          </table:table-cell>
          <table:table-cell office:value-type="string" calcext:value-type="string">
            <text:p>X<text:span text:style-name="T1">5E</text:span></text:p>
          </table:table-cell>
          <table:table-cell office:value-type="string" calcext:value-type="string">
            <text:p>X<text:span text:style-name="T1">5W</text:span></text:p>
          </table:table-cell>
          <table:table-cell office:value-type="string" calcext:value-type="string">
            <text:p>X<text:span text:style-name="T1">5S</text:span></text:p>
          </table:table-cell>
          <table:table-cell office:value-type="string" calcext:value-type="string">
            <text:p>X<text:span text:style-name="T1">6N</text:span></text:p>
          </table:table-cell>
          <table:table-cell office:value-type="string" calcext:value-type="string">
            <text:p>X<text:span text:style-name="T1">6E</text:span></text:p>
          </table:table-cell>
          <table:table-cell office:value-type="string" calcext:value-type="string">
            <text:p>X<text:span text:style-name="T1">6W</text:span></text:p>
          </table:table-cell>
          <table:table-cell office:value-type="string" calcext:value-type="string">
            <text:p>X<text:span text:style-name="T1">6S</text:span></text:p>
          </table:table-cell>
          <table:table-cell/>
          <table:table-cell office:value-type="string" calcext:value-type="string">
            <text:p>X<text:span text:style-name="T1">7N</text:span></text:p>
          </table:table-cell>
          <table:table-cell office:value-type="string" calcext:value-type="string">
            <text:p>X<text:span text:style-name="T1">7E</text:span></text:p>
          </table:table-cell>
          <table:table-cell office:value-type="string" calcext:value-type="string">
            <text:p>X<text:span text:style-name="T1">7W</text:span></text:p>
          </table:table-cell>
          <table:table-cell office:value-type="string" calcext:value-type="string">
            <text:p>X<text:span text:style-name="T1">7S</text:span></text:p>
          </table:table-cell>
          <table:table-cell office:value-type="string" calcext:value-type="string">
            <text:p>X<text:span text:style-name="T1">8N</text:span></text:p>
          </table:table-cell>
          <table:table-cell office:value-type="string" calcext:value-type="string">
            <text:p>X<text:span text:style-name="T1">8E</text:span></text:p>
          </table:table-cell>
          <table:table-cell office:value-type="string" calcext:value-type="string">
            <text:p>X<text:span text:style-name="T1">8W</text:span></text:p>
          </table:table-cell>
          <table:table-cell office:value-type="string" calcext:value-type="string">
            <text:p>X<text:span text:style-name="T1">8S</text:span></text:p>
          </table:table-cell>
          <table:table-cell office:value-type="string" calcext:value-type="string">
            <text:p>X<text:span text:style-name="T1">xx</text:span></text:p>
          </table:table-cell>
          <table:table-cell office:value-type="string" calcext:value-type="string">
            <text:p>X<text:span text:style-name="T1">oo</text:span>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strain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Variables</text:p>
          </table:table-cell>
          <table:table-cell office:value-type="float" office:value="0" calcext:value-type="float">
            <text:p>0</text:p>
          </table:table-cell>
          <table:table-cell office:value-type="float" office:value="1.11111111111111" calcext:value-type="float">
            <text:p>1.1111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65601217656" calcext:value-type="float">
            <text:p>0.121765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23608997125" calcext:value-type="float">
            <text:p>0.108236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87654320987704" calcext:value-type="float">
            <text:p>0.987654321</text:p>
          </table:table-cell>
          <table:table-cell office:value-type="float" office:value="0" calcext:value-type="float">
            <text:p>0</text:p>
          </table:table-cell>
          <table:table-cell office:value-type="float" office:value="0.136986301369863" calcext:value-type="float">
            <text:p>0.1369863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111111111117" calcext:value-type="float">
            <text:p>1.1111111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87654320987704" calcext:value-type="float">
            <text:p>0.987654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1111111111117" calcext:value-type="float">
            <text:p>1.1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654320987704" calcext:value-type="float">
            <text:p>0.98765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3287671232882" calcext:value-type="float">
            <text:p>0.1232876712</text:p>
          </table:table-cell>
          <table:table-cell office:value-type="float" office:value="0.876712328767163" calcext:value-type="float">
            <text:p>0.8767123288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table:formula="of:=(-80/20)"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80" calcext:value-type="float">
            <text:p>80</text:p>
          </table:table-cell>
          <table:table-cell table:formula="of:=SUMPRODUCT([.B9:.AO9];[.B8:.AO8])" office:value-type="float" office:value="33.6208354473212" calcext:value-type="float">
            <text:p>33.620835447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PRODUCT([.B11:.AO11];[.B8:.AO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PRODUCT([.B12:.AO12];[.B8:.AO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PRODUCT([.B13:.AO13];[.B8:.AO8])" office:value-type="float" office:value="1.11022302462516E-016" calcext:value-type="float">
            <text:p>1.11022302462516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PRODUCT([.B14:.AO14];[.B8:.AO8])" office:value-type="float" office:value="2.77555756156289E-017" calcext:value-type="float">
            <text:p>2.77555756156289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PRODUCT([.B15:.AO15];[.B8:.AO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PRODUCT([.B16:.AO16];[.B8:.AO8])" office:value-type="float" office:value="0.0000000000000446309655899313" calcext:value-type="float">
            <text:p>4.46309655899313E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7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B17:.AO17];[.B8:.AO8])" office:value-type="float" office:value="-5.55111512312578E-017" calcext:value-type="float">
            <text:p>-5.55111512312578E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B18:.AO18];[.B8:.AO8])" office:value-type="float" office:value="-2.22044604925031E-016" calcext:value-type="float">
            <text:p>-2.22044604925031E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formula="of:=SUMPRODUCT([.B19:.AO19];[.B8:.AO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PRODUCT([.B20:.AO20];[.B8:.AO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B21:.AO21];[.B8:.AO8])" office:value-type="float" office:value="-4.16333634234434E-017" calcext:value-type="float">
            <text:p>-4.16333634234434E-1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1:05:07.121932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23:17:24.337671831</meta:creation-date>
    <dc:date>2016-03-12T21:45:28.709741192</dc:date>
    <meta:editing-duration>PT20M59S</meta:editing-duration>
    <meta:editing-cycles>4</meta:editing-cycles>
    <meta:generator>LibreOffice/5.0.5.2$Linux_X86_64 LibreOffice_project/00m0$Build-2</meta:generator>
    <meta:document-statistic meta:table-count="1" meta:cell-count="577" meta:object-count="0"/>
  </office:meta>
</office:document-meta>
</file>